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7.013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05cm"/>
    </style:style>
    <style:style style:name="Table1.B" style:family="table-column">
      <style:table-column-properties style:column-width="8.50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Contents_20_2">
      <style:text-properties fo:font-weight="normal" style:font-weight-asian="normal" style:font-weight-complex="normal"/>
    </style:style>
    <style:style style:name="P3" style:family="paragraph" style:parent-style-name="Text">
      <style:text-properties fo:font-weight="normal" style:font-weight-asian="normal" style:font-weight-complex="normal"/>
    </style:style>
    <style:style style:name="P4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h text:style-name="Heading_20_1" text:outline-level="1">Compte Rendu Opératoire</text:h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P1">Le :<text:text-input text:description="&lt;formatLang(o.meeting_id.date, date=True)&gt;">date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Heading_20_3" text:outline-level="3"><text:span text:style-name="T1"><text:text-input text:description="&lt;o.template_id.name&gt;">&lt;o.template_id.name&gt;</text:text-input></text:span><text:span text:style-name="T1"> </text:span><text:span text:style-name="T1"><text:text-input text:description="&lt;get_selection_item(o,&quot;ods&quot;)&gt;">&lt;get_selection_item(o,"ods")&gt;</text:text-input></text:span></text:h>
          </table:table-cell>
        </table:table-row>
      </table:table>
      <text:p text:style-name="Contents_20_2"><text:text-input text:description="&lt;o.vitreotome_machine&gt;">&lt;o.vitreotome_machine&gt;</text:text-input></text:p>
      <text:p text:style-name="Contents_20_2"><text:text-input text:description="&lt;o.tech_op_phako&gt;">&lt;o.tech_op_phako&gt;</text:text-input></text:p>
      <text:p text:style-name="Contents_20_2"/>
      <text:p text:style-name="Contents_20_1">Indication : <text:text-input text:description="&lt;o.indication_id.name&gt;">&lt;o.indication_id.name&gt;</text:text-input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<text:text-input text:description="&lt;o.text_body&gt;">&lt;o.text_body&gt;</text:text-input></text:p>
          </table:table-cell>
          <table:covered-table-cell/>
        </table:table-row>
        <table:table-row>
          <table:table-cell table:style-name="Table1.A2" office:value-type="string">
            <text:p text:style-name="Text">Positionnement post opératoire :</text:p>
          </table:table-cell>
          <table:table-cell table:style-name="Table1.B2" office:value-type="string">
            <text:p text:style-name="Text"><text:text-input text:description="&lt;o.positionnement&gt;">&lt;o.positionnement&gt;</text:text-input></text:p>
          </table:table-cell>
        </table:table-row>
        <table:table-row>
          <table:table-cell table:style-name="Table1.A3" office:value-type="string">
            <text:p text:style-name="Text">Traitement post opératoire :</text:p>
          </table:table-cell>
          <table:table-cell table:style-name="Table1.B3" office:value-type="string">
            <text:p text:style-name="Text"><text:text-input text:description="&lt;o.post_op_treatement&gt;">&lt;o.post_op_treatement&gt;</text:text-input></text:p>
          </table:table-cell>
        </table:table-row>
      </table:table>
      <text:p text:style-name="Standard"/>
      <text:p text:style-name="Standard"><text:text-input text:description="&lt;o.meeting_id.user_id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size="7pt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size="10pt" fo:font-weight="bold"/>
    </style:style>
    <style:style style:name="Text" style:family="paragraph" style:parent-style-name="Caption" style:class="extra" style:master-page-name="">
      <style:paragraph-properties fo:margin-top="0cm" fo:margin-bottom="0cm" style:page-number="auto" fo:background-color="transparent">
        <style:background-image/>
      </style:paragraph-properties>
      <style:text-properties style:font-name="FreeSans"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2-13T14:35:11</meta:creation-date>
    <dc:date>2016-01-06T15:28:43</dc:date>
    <meta:editing-duration>PT21M3S</meta:editing-duration>
    <meta:editing-cycles>11</meta:editing-cycles>
    <meta:generator>LibreOffice/3.5$Linux_X86_64 LibreOffice_project/350m1$Build-2</meta:generator>
    <dc:creator>Laurent FRANCOIS</dc:creator>
    <meta:document-statistic meta:table-count="2" meta:image-count="0" meta:object-count="0" meta:page-count="1" meta:paragraph-count="14" meta:word-count="40" meta:character-count="500" meta:non-whitespace-character-count="474"/>
  </office:meta>
</office:document-meta>
</file>